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d3db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56da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c54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0875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3eff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2dd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cf57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7d2a9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982d9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45c98f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75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40c54e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0c54e" style:font-size-asian="10.5pt" style:font-weight-asian="normal" style:font-size-complex="12pt" style:font-weight-complex="normal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3efff" style:font-size-asian="10.5pt" style:font-weight-asian="normal" style:font-size-complex="12pt" style:font-weight-complex="normal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94b44" style:font-size-asian="10.5pt" style:font-weight-asian="normal" style:font-size-complex="12pt" style:font-weight-complex="normal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c3b43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095d" style:font-size-asian="10.5pt" style:font-weight-asian="normal" style:font-size-complex="12pt" style:font-weight-complex="normal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4d946d" style:font-size-asian="10.5pt" style:font-weight-asian="normal" style:font-size-complex="12pt" style:font-weight-complex="normal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d3db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056da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2a3f6" style:font-size-asian="10.5pt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30875" style:font-size-asian="10.5pt" style:font-weight-asian="normal" style:font-size-complex="12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2dda" style:font-size-asian="10.5pt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cf57" style:font-size-asian="10.5pt" style:font-weight-asian="normal" style:font-size-complex="12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7d2a9" style:font-size-asian="10.5pt" style:font-weight-asian="normal" style:font-size-complex="12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94b44" style:font-size-asian="10.5pt" style:font-weight-asian="normal" style:font-size-complex="12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af05b" style:font-size-asian="10.5pt" style:font-weight-asian="normal" style:font-size-complex="12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c3b43" style:font-size-asian="10.5pt" style:font-weight-asian="normal" style:font-size-complex="12pt" style:font-weight-complex="normal"/>
    </style:style>
    <style:style style:name="P1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095d" style:font-size-asian="10.5pt" style:font-weight-asian="normal" style:font-size-complex="12pt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d946d" style:font-size-asian="10.5pt" style:font-weight-asian="normal" style:font-size-complex="12pt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4f1ff9" style:font-size-asian="10.5pt" style:font-weight-asian="normal" style:font-size-complex="12pt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18ba" style:font-size-asian="10.5pt" style:font-weight-asian="normal" style:font-size-complex="12pt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04628" style:font-size-asian="10.5pt" style:font-weight-asian="normal" style:font-size-complex="12pt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1bccc" style:font-size-asian="10.5pt" style:font-weight-asian="normal" style:font-size-complex="12pt" style:font-weight-complex="normal"/>
    </style:style>
    <style:style style:name="P1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d3db" style:font-size-asian="10.5pt" style:font-weight-asian="normal" style:font-size-complex="12pt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f1efb" style:font-size-asian="10.5pt" style:font-weight-asian="normal" style:font-size-complex="12pt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056da" style:font-size-asian="10.5pt" style:font-weight-asian="normal" style:font-size-complex="12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2a3f6" style:font-size-asian="10.5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430875" style:font-size-asian="10.5pt" style:font-weight-asian="normal" style:font-size-complex="12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3f1efb" style:font-size-asian="10.5pt" style:font-weight-asian="normal" style:font-size-complex="12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056da" style:font-size-asian="10.5pt" style:font-weight-asian="normal" style:font-size-complex="12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f1efb" officeooo:paragraph-rsid="00430875" style:font-size-asian="10.5pt" style:font-weight-asian="normal" style:font-size-complex="12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056da" style:font-size-asian="10.5pt" style:font-weight-asian="normal" style:font-size-complex="12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2a3f6" style:font-size-asian="10.5pt" style:font-weight-asian="normal" style:font-size-complex="12pt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2dda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cf57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056da" officeooo:paragraph-rsid="0047d2a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30875" officeooo:paragraph-rsid="00430875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5c98f" style:font-size-asian="10.5pt" style:font-weight-asian="normal" style:font-size-complex="12pt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8198" officeooo:paragraph-rsid="0047d2a9" style:font-size-asian="10.5pt" style:font-weight-asian="normal" style:font-size-complex="12pt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2dda" style:font-size-asian="10.5pt" style:font-weight-asian="normal" style:font-size-complex="12pt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cf57" style:font-size-asian="10.5pt" style:font-weight-asian="normal" style:font-size-complex="12pt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dda" officeooo:paragraph-rsid="0047d2a9" style:font-size-asian="10.5pt" style:font-weight-asian="normal" style:font-size-complex="12pt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f57" officeooo:paragraph-rsid="0047cf57" style:font-size-asian="10.5pt" style:font-weight-asian="normal" style:font-size-complex="12pt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7d2a9" style:font-size-asian="10.5pt" style:font-weight-asian="normal" style:font-size-complex="12pt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94b44" style:font-size-asian="10.5pt" style:font-weight-asian="normal" style:font-size-complex="12pt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d2a9" officeooo:paragraph-rsid="004af05b" style:font-size-asian="10.5pt" style:font-weight-asian="normal" style:font-size-complex="12pt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982d9" officeooo:paragraph-rsid="004982d9" style:font-size-asian="10.5pt" style:font-weight-asian="normal" style:font-size-complex="12pt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d946d" style:font-size-asian="10.5pt" style:font-weight-asian="normal" style:font-size-complex="12pt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4f1ff9" style:font-size-asian="10.5pt" style:font-weight-asian="normal" style:font-size-complex="12pt" style:font-weight-complex="normal"/>
    </style:style>
    <style:style style:name="P1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d946d" officeooo:paragraph-rsid="005018ba" style:font-size-asian="10.5pt" style:font-weight-asian="normal" style:font-size-complex="12pt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1f0b" style:font-size-asian="10.5pt" style:font-weight-asian="normal" style:font-size-complex="12pt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04628" style:font-size-asian="10.5pt" style:font-weight-asian="normal" style:font-size-complex="12pt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f0b" officeooo:paragraph-rsid="00501f0b" style:font-size-asian="10.5pt" style:font-weight-asian="normal" style:font-size-complex="12pt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04628" style:font-size-asian="10.5pt" style:font-weight-asian="normal" style:font-size-complex="12pt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1bccc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af05b" style:font-size-asian="10.5pt" style:font-weight-asian="bold" style:font-size-complex="12pt" style:font-weight-complex="bold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c3b43" style:font-size-asian="10.5pt" style:font-weight-asian="bold" style:font-size-complex="12pt" style:font-weight-complex="bold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095d" style:font-size-asian="10.5pt" style:font-weight-asian="bold" style:font-size-complex="12pt" style:font-weight-complex="bold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d946d" style:font-size-asian="10.5pt" style:font-weight-asian="bold" style:font-size-complex="12pt" style:font-weight-complex="bold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4f1ff9" style:font-size-asian="10.5pt" style:font-weight-asian="bold" style:font-size-complex="12pt" style:font-weight-complex="bold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8ba" style:font-size-asian="10.5pt" style:font-weight-asian="bold" style:font-size-complex="12pt" style:font-weight-complex="bold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1f0b" style:font-size-asian="10.5pt" style:font-weight-asian="bold" style:font-size-complex="12pt" style:font-weight-complex="bold"/>
    </style:style>
    <style:style style:name="P2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04628" style:font-size-asian="10.5pt" style:font-weight-asian="bold" style:font-size-complex="12pt" style:font-weight-complex="bold"/>
    </style:style>
    <style:style style:name="P2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1bccc" style:font-size-asian="10.5pt" style:font-weight-asian="bold" style:font-size-complex="12pt" style:font-weight-complex="bold"/>
    </style:style>
    <style:style style:name="P2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20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20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210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21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2a3f6" style:font-size-asian="10.5pt" style:font-weight-asian="bold" style:font-size-complex="12pt" style:font-weight-complex="bold"/>
    </style:style>
    <style:style style:name="P21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494b44" style:font-size-asian="10.5pt" style:font-weight-asian="bold" style:font-size-complex="12pt" style:font-weight-complex="bold"/>
    </style:style>
    <style:style style:name="P21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2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53709e" style:font-size-asian="10.5pt" style:font-weight-asian="bold" style:font-size-complex="12pt" style:font-weight-complex="bold"/>
    </style:style>
    <style:style style:name="P2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53709e" style:font-size-asian="10.5pt" style:font-weight-asian="normal" style:font-size-complex="12pt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4628" officeooo:paragraph-rsid="0053709e" style:font-size-asian="10.5pt" style:font-weight-asian="normal" style:font-size-complex="12pt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018ba" officeooo:paragraph-rsid="0053709e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T38" style:family="text">
      <style:text-properties officeooo:rsid="004056da"/>
    </style:style>
    <style:style style:name="T39" style:family="text">
      <style:text-properties officeooo:rsid="0040c54e"/>
    </style:style>
    <style:style style:name="T40" style:family="text">
      <style:text-properties officeooo:rsid="0042a3f6"/>
    </style:style>
    <style:style style:name="T41" style:family="text">
      <style:text-properties officeooo:rsid="0043efff"/>
    </style:style>
    <style:style style:name="T42" style:family="text">
      <style:text-properties officeooo:rsid="00472dda"/>
    </style:style>
    <style:style style:name="T43" style:family="text">
      <style:text-properties officeooo:rsid="0047cf57"/>
    </style:style>
    <style:style style:name="T44" style:family="text">
      <style:text-properties officeooo:rsid="0047d2a9"/>
    </style:style>
    <style:style style:name="T45" style:family="text">
      <style:text-properties officeooo:rsid="00494b44"/>
    </style:style>
    <style:style style:name="T46" style:family="text">
      <style:text-properties officeooo:rsid="004af05b"/>
    </style:style>
    <style:style style:name="T47" style:family="text">
      <style:text-properties officeooo:rsid="004c3b43"/>
    </style:style>
    <style:style style:name="T48" style:family="text">
      <style:text-properties officeooo:rsid="004d095d"/>
    </style:style>
    <style:style style:name="T49" style:family="text">
      <style:text-properties officeooo:rsid="004d946d"/>
    </style:style>
    <style:style style:name="T50" style:family="text">
      <style:text-properties officeooo:rsid="004f1ff9"/>
    </style:style>
    <style:style style:name="T51" style:family="text">
      <style:text-properties officeooo:rsid="005018ba"/>
    </style:style>
    <style:style style:name="T52" style:family="text">
      <style:text-properties officeooo:rsid="00501f0b"/>
    </style:style>
    <style:style style:name="T53" style:family="text">
      <style:text-properties officeooo:rsid="00504628"/>
    </style:style>
    <style:style style:name="T54" style:family="text">
      <style:text-properties officeooo:rsid="0051bcc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208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74"><text:span text:style-name="T10">1.8.1 </text:span><text:span text:style-name="T11">Compresión de un gas a temperatura constante (Ley de Boyle)</text:span></text:p>
      <text:p text:style-name="P74"><text:span text:style-name="T10">1.8.2 </text:span><text:span text:style-name="T11">Expansión de un gas a presión constante (Ley de Gay-Lussac)</text:span></text:p>
      <text:p text:style-name="P74"><text:span text:style-name="T11">1.</text:span><text:span text:style-name="T12">8.3 </text:span><text:span text:style-name="T11">Mezcla de gases (Ley de Dalton)</text:span></text:p>
      <text:p text:style-name="P76">Comentem exercicis 1.9-1 a 3.</text:p>
      <text:p text:style-name="P75"/>
      <text:p text:style-name="P77"/>
      <text:p text:style-name="P191">Dimecres <text:tab/>11/10/23</text:p>
      <text:p text:style-name="P21"><text:a xlink:type="simple" xlink:href="https://paulinoposada.github.io/web_fred/apunts/unitat_1/fred_apunts_ud_1_2_gs.pdf">Unitat 1.2</text:a></text:p>
      <text:p text:style-name="P77">Comentem, exercicis 1.9-4 i 5</text:p>
      <text:p text:style-name="P77">Comentem apartat 1.10 Caudal y velocidad</text:p>
      <text:p text:style-name="P78">Comentem apartat 1.10.<text:span text:style-name="T13">1</text:span> C<text:span text:style-name="T13">onservación del caudal volumétrico</text:span></text:p>
      <text:p text:style-name="P77"/>
      <text:p text:style-name="P191"/>
      <text:p text:style-name="P191">Dilluns <text:tab/>16/10/23</text:p>
      <text:p text:style-name="P79"><text:a xlink:type="simple" xlink:href="https://paulinoposada.github.io/web_fred/apunts/unitat_1/fred_apunts_ud_1_3_gs.pdf">Unitat 1.3</text:a></text:p>
      <text:p text:style-name="P79">Comentem apartats:</text:p>
      <text:p text:style-name="P79">1.1 Ciclo frigorífico</text:p>
      <text:p text:style-name="P79">1.1.1 Coeficiente de funcionamiento COP y EER</text:p>
      <text:p text:style-name="P79">1.1.2 Componentes de la instalación frigorífica</text:p>
      <text:p text:style-name="P79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85"/>
      <text:p text:style-name="P192">Dimecres <text:tab/>18/10/23</text:p>
      <text:p text:style-name="P86">Examen i solució d'examen.</text:p>
      <text:p text:style-name="P86"/>
      <text:p text:style-name="P86"/>
      <text:p text:style-name="P193">Di<text:span text:style-name="T17">jous</text:span> <text:tab/>1<text:span text:style-name="T17">9</text:span>/10/23</text:p>
      <text:p text:style-name="P80"><text:a xlink:type="simple" xlink:href="https://paulinoposada.github.io/web_fred/apunts/unitat_1/fred_apunts_ud_1_3_gs.pdf">Unitat 1.3</text:a></text:p>
      <text:p text:style-name="P87">Comentem apartat 1.2 Ejercicios ciclo frigorífico.</text:p>
      <text:p text:style-name="P87">Exercici 1.2-1</text:p>
      <text:p text:style-name="P87"/>
      <text:p text:style-name="P87"/>
      <text:p text:style-name="P194">Di<text:span text:style-name="T18">vendres</text:span> <text:tab/><text:span text:style-name="T18">20</text:span>/10/23</text:p>
      <text:p text:style-name="P81"><text:a xlink:type="simple" xlink:href="https://paulinoposada.github.io/web_fred/apunts/unitat_1/fred_apunts_ud_1_3_gs.pdf">Unitat 1.3</text:a></text:p>
      <text:p text:style-name="P88">Comentem apartat 1.2 Ejercicios ciclo frigorífico.</text:p>
      <text:p text:style-name="P88"><text:span text:style-name="T18">Comentem e</text:span>xercici 1.2-<text:span text:style-name="T18">2</text:span></text:p>
      <text:p text:style-name="P88"/>
      <text:p text:style-name="P88"/>
      <text:p text:style-name="P213">Di<text:span text:style-name="T19">lluns</text:span> <text:tab/><text:span text:style-name="T18">23</text:span>/10/23</text:p>
      <text:p text:style-name="P82"><text:a xlink:type="simple" xlink:href="https://paulinoposada.github.io/web_fred/apunts/unitat_1/fred_apunts_ud_1_3_gs.pdf">Unitat 1.3</text:a></text:p>
      <text:p text:style-name="P89">Comentem apartat 1.2 Ejercicios ciclo frigorífico.</text:p>
      <text:p text:style-name="P89"><text:span text:style-name="T18">Comentem e</text:span>xercici 1.2-<text:span text:style-name="T19">3</text:span></text:p>
      <text:p text:style-name="P195"/>
      <text:p text:style-name="P195">Di<text:span text:style-name="T20">marts</text:span> <text:tab/><text:span text:style-name="T18">24</text:span>/10/23</text:p>
      <text:p text:style-name="P83"><text:a xlink:type="simple" xlink:href="https://paulinoposada.github.io/web_fred/apunts/unitat_1/fred_apunts_ud_1_3_gs.pdf">Unitat 1.3</text:a></text:p>
      <text:p text:style-name="P90">Comentem apartat 1.2 Ejercicios ciclo frigorífico.</text:p>
      <text:p text:style-name="P90"><text:span text:style-name="T18">Comentem e</text:span>xercici 1.2-<text:span text:style-name="T20">4</text:span></text:p>
      <text:p text:style-name="P90"/>
      <text:p text:style-name="P196">Di<text:span text:style-name="T20">mecres</text:span> <text:tab/><text:span text:style-name="T18">25</text:span>/10/23</text:p>
      <text:p text:style-name="P84"><text:a xlink:type="simple" xlink:href="https://paulinoposada.github.io/web_fred/apunts/unitat_1/fred_apunts_ud_1_3_gs.pdf">Unitat 1.3</text:a></text:p>
      <text:p text:style-name="P91">Comentem apartat 1.2 Ejercicios ciclo frigorífico.</text:p>
      <text:p text:style-name="P92">Comentem exercici 1.2-5</text:p>
      <text:p text:style-name="P92">Comentem apartat 1.3 Influencia del sobrecalentamiento y el subenfriamiento en la eficiencia y el compresor.</text:p>
      <text:p text:style-name="P91"/>
      <text:p text:style-name="P91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93">Sortida <text:span text:style-name="T24">golondrinas</text:span>.</text:p>
      <text:p text:style-name="P93"/>
      <text:p text:style-name="P93"/>
      <text:p text:style-name="P48">D<text:span text:style-name="T21">illuns</text:span><text:tab/><text:span text:style-name="T22">27</text:span>/<text:span text:style-name="T23">10</text:span>/23</text:p>
      <text:p text:style-name="P96">Terminem de comentar <text:a xlink:type="simple" xlink:href="https://paulinoposada.github.io/web_fred/apunts/unitat_1/fred_apunts_ud_1_3_gs.pdf"><text:span text:style-name="T25">Unitat 1.3</text:span></text:a> , apartats </text:p>
      <text:p text:style-name="P96">1.4 Punts medició temperatura i pressió </text:p>
      <text:p text:style-name="P96">1.5 Simbologia</text:p>
      <text:p text:style-name="P96"/>
      <text:p text:style-name="P96">Comencem amb <text:a xlink:type="simple" xlink:href="https://paulinoposada.github.io/web_fred/apunts/unitat_2/fred_apunts_ud2_1_gs.pdf">Unitat 2.1</text:a></text:p>
      <text:p text:style-name="P96">Comentem 2.1.1.1 Compressor hermètics</text:p>
      <text:p text:style-name="P94"/>
      <text:p text:style-name="P49">D<text:span text:style-name="T21">imarts</text:span><text:tab/><text:span text:style-name="T26">31</text:span>/<text:span text:style-name="T23">10</text:span>/23</text:p>
      <text:p text:style-name="P97"><text:a xlink:type="simple" xlink:href="https://paulinoposada.github.io/web_fred/apunts/unitat_2/fred_apunts_ud2_1_gs.pdf">Unitat 2.1</text:a></text:p>
      <text:p text:style-name="P97">Comentem <text:span text:style-name="T26">exemple </text:span>2.1.1.1-<text:span text:style-name="T26">1</text:span></text:p>
      <text:p text:style-name="P105">Comentem apartats 2.1.1.2, 2.1.1.3, 2.1.2.1, 2.1.2.1.1 i 2.1.2.1.2</text:p>
      <text:p text:style-name="P107">Baixem al taller i desmuntem compressor obert.</text:p>
      <text:p text:style-name="P95"/>
      <text:p text:style-name="P95"/>
      <text:p text:style-name="P197">D<text:span text:style-name="T21">imecres</text:span><text:tab/><text:span text:style-name="T27">01</text:span>/<text:span text:style-name="T23">11</text:span>/23</text:p>
      <text:p text:style-name="P113">Festiu Tots sants</text:p>
      <text:p text:style-name="P207"/>
      <text:p text:style-name="P207"/>
      <text:p text:style-name="P50">D<text:span text:style-name="T21">ijous</text:span><text:tab/><text:span text:style-name="T27">02</text:span>/<text:span text:style-name="T23">11</text:span>/23</text:p>
      <text:p text:style-name="P98"><text:a xlink:type="simple" xlink:href="https://paulinoposada.github.io/web_fred/apunts/unitat_2/fred_apunts_ud2_1_gs.pdf">Unitat 2.1</text:a></text:p>
      <text:p text:style-name="P108">Comentem exemple 2.1.2.2-1</text:p>
      <text:p text:style-name="P111">Comentem que la causa de la reducció de la poténcia frigorífica quan baixa la temparatura de evaporació és la baixada de densitat del refgrigerant i en conseqüència la baixada del cabal de massa.</text:p>
      <text:p text:style-name="P106"/>
      <text:p text:style-name="P209">D<text:span text:style-name="T21">ivendres</text:span><text:tab/><text:span text:style-name="T27">03</text:span>/<text:span text:style-name="T23">11</text:span>/23</text:p>
      <text:p text:style-name="P99"><text:a xlink:type="simple" xlink:href="https://paulinoposada.github.io/web_fred/apunts/unitat_2/fred_apunts_ud2_1_gs.pdf">Unitat 2.1</text:a></text:p>
      <text:p text:style-name="P109">Comentem exemple 2.1.2.2-1</text:p>
      <text:p text:style-name="P114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112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21">Baixem al taller.</text:p>
      <text:p text:style-name="P121">Comencem pràctica 1, soldadura tova.</text:p>
      <text:p text:style-name="P115"/>
      <text:p text:style-name="P95"/>
      <text:p text:style-name="P52">D<text:span text:style-name="T21">imarts</text:span><text:tab/><text:span text:style-name="T27">07</text:span>/<text:span text:style-name="T23">11</text:span>/23</text:p>
      <text:p text:style-name="P100"><text:a xlink:type="simple" xlink:href="https://paulinoposada.github.io/web_fred/apunts/unitat_2/fred_apunts_ud2_1_gs.pdf">Unitat 2.1</text:a></text:p>
      <text:p text:style-name="P110"><text:span text:style-name="T28">Terminem de comentar e</text:span>xemple 2.1.2.2-1</text:p>
      <text:p text:style-name="P130">Comencem a comentar exemple <text:span text:style-name="T27">2.1.2.2-</text:span>2</text:p>
      <text:p text:style-name="P116"/>
      <text:p text:style-name="P122"/>
      <text:p text:style-name="P53">D<text:span text:style-name="T21">imecres</text:span><text:tab/><text:span text:style-name="T27">08</text:span>/<text:span text:style-name="T23">11</text:span>/23</text:p>
      <text:p text:style-name="P101"><text:a xlink:type="simple" xlink:href="https://paulinoposada.github.io/web_fred/apunts/unitat_2/fred_apunts_ud2_1_gs.pdf">Unitat 2.1</text:a></text:p>
      <text:p text:style-name="P131"><text:span text:style-name="T29">Terminem de </text:span>comentar exemple <text:span text:style-name="T27">2.1.2.2-</text:span>2</text:p>
      <text:p text:style-name="P133">Comencem amb l'apartat 2.1.2.3 Compresores rotativos de pistón rodante y paletas</text:p>
      <text:p text:style-name="P133">Comentem apartat 2.1.2.3.1 Compresor de pistón rodante (rolling piston compressor)</text:p>
      <text:p text:style-name="P117"/>
      <text:p text:style-name="P117"/>
      <text:p text:style-name="P54">D<text:span text:style-name="T21">ijous</text:span><text:tab/><text:tab/><text:span text:style-name="T27">09</text:span>/<text:span text:style-name="T23">11</text:span>/23</text:p>
      <text:p text:style-name="P102"><text:a xlink:type="simple" xlink:href="https://paulinoposada.github.io/web_fred/apunts/unitat_2/fred_apunts_ud2_1_gs.pdf">Unitat 2.1</text:a></text:p>
      <text:p text:style-name="P132"><text:span text:style-name="T29">Terminem de </text:span>comentar exemple <text:span text:style-name="T27">2.1.2.3.1-1</text:span></text:p>
      <text:p text:style-name="P134">Come<text:span text:style-name="T30">ntem</text:span> <text:span text:style-name="T30">e</text:span>l<text:span text:style-name="T30">s </text:span>apartat<text:span text:style-name="T30">s</text:span> </text:p>
      <text:p text:style-name="P134">2.1.2.3.<text:span text:style-name="T30">2</text:span> Compresor de paletas</text:p>
      <text:p text:style-name="P134">2.1.2.3.<text:span text:style-name="T30">3</text:span> Compresor de <text:span text:style-name="T30">tornillo</text:span></text:p>
      <text:p text:style-name="P134"/>
      <text:p text:style-name="P134"/>
      <text:p text:style-name="P55">D<text:span text:style-name="T21">ivendres</text:span><text:tab/><text:span text:style-name="T31">10</text:span>/<text:span text:style-name="T23">11</text:span>/23</text:p>
      <text:p text:style-name="P103"><text:a xlink:type="simple" xlink:href="https://paulinoposada.github.io/web_fred/apunts/unitat_2/fred_apunts_ud2_1_gs.pdf">Unitat 2.1</text:a></text:p>
      <text:p text:style-name="P135">Comentem exrcici 2.2-1</text:p>
      <text:p text:style-name="P135"/>
      <text:p text:style-name="P135"/>
      <text:p text:style-name="P56">D<text:span text:style-name="T21">illuns</text:span><text:tab/><text:span text:style-name="T32">13</text:span>/<text:span text:style-name="T23">11</text:span>/23</text:p>
      <text:p text:style-name="P123">Baixem al taller.</text:p>
      <text:p text:style-name="P123">Co<text:span text:style-name="T32">ntinuem</text:span> pràctica 1, soldadura tova.</text:p>
      <text:p text:style-name="P118"/>
      <text:p text:style-name="P118"/>
      <text:p text:style-name="P57">D<text:span text:style-name="T21">imarts</text:span><text:tab/><text:span text:style-name="T32">14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3">e</text:span>rcici<text:span text:style-name="T33">s</text:span> 2.2-<text:span text:style-name="T33">2 a 4</text:span></text:p>
      <text:p text:style-name="P136"/>
      <text:p text:style-name="P119"/>
      <text:p text:style-name="P57">D<text:span text:style-name="T21">imecres</text:span><text:tab/><text:span text:style-name="T32">15</text:span>/<text:span text:style-name="T23">11</text:span>/23</text:p>
      <text:p text:style-name="P104"><text:a xlink:type="simple" xlink:href="https://paulinoposada.github.io/web_fred/apunts/unitat_2/fred_apunts_ud2_1_gs.pdf">Unitat 2.1</text:a></text:p>
      <text:p text:style-name="P136">Comentem ex<text:span text:style-name="T34">e</text:span>rcici<text:span text:style-name="T33">s</text:span> 2.2-<text:span text:style-name="T33">4 i 5.</text:span></text:p>
      <text:p text:style-name="P210">D<text:span text:style-name="T21">ijous</text:span><text:tab/><text:tab/><text:span text:style-name="T32">16</text:span>/<text:span text:style-name="T23">11</text:span>/23</text:p>
      <text:p text:style-name="P137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38">Comencem amb <text:a xlink:type="simple" xlink:href="https://paulinoposada.github.io/web_fred/apunts/unitat_2/fred_apunts_ud2_2_gs.pdf">Unitat 2.2</text:a></text:p>
      <text:p text:style-name="P138">Comentem apartats:</text:p>
      <text:p text:style-name="P138">2.1 Capacitat d'un condensador</text:p>
      <text:p text:style-name="P138">2.1.1 Efecto de la variación de la temperatura del medio portador de calor<text:line-break/>(mpc) en la temperatura de condensación</text:p>
      <text:p text:style-name="P139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40">Comencem amb <text:a xlink:type="simple" xlink:href="https://paulinoposada.github.io/web_fred/apunts/unitat_2/fred_apunts_ud2_2_gs.pdf">Unitat 2.2</text:a></text:p>
      <text:p text:style-name="P140"><text:span text:style-name="T36">Comencem a c</text:span>omentem apartat <text:span text:style-name="T36">2.2.1 Condensadors refredats per aire</text:span></text:p>
      <text:p text:style-name="P140"/>
      <text:p text:style-name="P59">D<text:span text:style-name="T21">illuns</text:span><text:tab/><text:span text:style-name="T37">20</text:span>/<text:span text:style-name="T23">11</text:span>/23</text:p>
      <text:p text:style-name="P141"><text:a xlink:type="simple" xlink:href="https://paulinoposada.github.io/web_fred/apunts/unitat_2/fred_apunts_ud2_2_gs.pdf">Unitat 2.2</text:a></text:p>
      <text:p text:style-name="P158">Comentem 2.2.1 <text:span text:style-name="T36">Condensadors refredats per aire</text:span></text:p>
      <text:p text:style-name="P158">Comencem a comentar 2.2.2.1 Condensadors coaxials a contracorrent</text:p>
      <text:p text:style-name="P140"/>
      <text:p text:style-name="P60">D<text:span text:style-name="T21">imarts</text:span><text:tab/><text:span text:style-name="T37">21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 </text:p>
      <text:p text:style-name="P164">2.2.2 Condensadores multitubulares</text:p>
      <text:p text:style-name="P164">2.2.2.1 Condesnadores coaxiales a contracorriente</text:p>
      <text:p text:style-name="P164">2.2.2.2 Condensadores multitubulares horizontales</text:p>
      <text:p text:style-name="P164"/>
      <text:p text:style-name="P159"/>
      <text:p text:style-name="P60">D<text:span text:style-name="T21">imecres</text:span><text:tab/><text:span text:style-name="T37">22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59">Comentem</text:p>
      <text:p text:style-name="P164">4 Dispositivos de espansión</text:p>
      <text:p text:style-name="P164">4.1 Tubos capilares</text:p>
      <text:p text:style-name="P164"/>
      <text:p text:style-name="P159"/>
      <text:p text:style-name="P60">D<text:span text:style-name="T21">ijous</text:span><text:tab/><text:tab/><text:span text:style-name="T37">23</text:span>/<text:span text:style-name="T23">11</text:span>/23</text:p>
      <text:p text:style-name="P142"><text:a xlink:type="simple" xlink:href="https://paulinoposada.github.io/web_fred/apunts/unitat_2/fred_apunts_ud2_2_gs.pdf">Unitat 2.2</text:a></text:p>
      <text:p text:style-name="P160">Comentem </text:p>
      <text:p text:style-name="P164">4.2 Válvulas de expansión termostática</text:p>
      <text:p text:style-name="P164"/>
      <text:p text:style-name="P164"/>
      <text:p text:style-name="P61">D<text:span text:style-name="T21">ivendres</text:span><text:tab/><text:span text:style-name="T37">24</text:span>/<text:span text:style-name="T23">11</text:span>/23</text:p>
      <text:p text:style-name="P143"><text:a xlink:type="simple" xlink:href="https://paulinoposada.github.io/web_fred/apunts/unitat_2/fred_apunts_ud2_2_gs.pdf">Unitat 2.2</text:a></text:p>
      <text:p text:style-name="P161">Comentem <text:span text:style-name="T38">2.3 Exercicis condensadors</text:span></text:p>
      <text:p text:style-name="P167">Comentem exercici 2.3-1</text:p>
      <text:p text:style-name="P165"/>
      <text:p text:style-name="P159"/>
      <text:p text:style-name="P62">D<text:span text:style-name="T21">illuns</text:span><text:tab/><text:span text:style-name="T39">27</text:span>/<text:span text:style-name="T23">11</text:span>/23</text:p>
      <text:p text:style-name="P124">Baixem al taller.</text:p>
      <text:p text:style-name="P124">Co<text:span text:style-name="T39">menc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4"/>
      <text:p text:style-name="P124"/>
      <text:p text:style-name="P120"/>
      <text:p text:style-name="P211">D<text:span text:style-name="T21">imarts</text:span><text:tab/><text:span text:style-name="T37">28</text:span>/<text:span text:style-name="T23">11</text:span>/23</text:p>
      <text:p text:style-name="P144"><text:a xlink:type="simple" xlink:href="https://paulinoposada.github.io/web_fred/apunts/unitat_2/fred_apunts_ud2_2_gs.pdf">Unitat 2.2</text:a></text:p>
      <text:p text:style-name="P162">Comentem </text:p>
      <text:p text:style-name="P168">Comentem exercici<text:span text:style-name="T40">s</text:span> 2.3-<text:span text:style-name="T40">2 a 4.</text:span></text:p>
      <text:p text:style-name="P168"/>
      <text:p text:style-name="P63">D<text:span text:style-name="T21">imecres</text:span><text:tab/><text:span text:style-name="T37">29</text:span>/<text:span text:style-name="T23">11</text:span>/23</text:p>
      <text:p text:style-name="P145"><text:a xlink:type="simple" xlink:href="https://paulinoposada.github.io/web_fred/apunts/unitat_2/fred_apunts_ud2_2_gs.pdf">Unitat 2.2</text:a></text:p>
      <text:p text:style-name="P163">Comentem</text:p>
      <text:p text:style-name="P172">3.2.2.1 Evaporador de placas</text:p>
      <text:p text:style-name="P172">3.2.2.2 Evapoardores coaxiales</text:p>
      <text:p text:style-name="P172">3.2.2.3 Evaporadores Multitubulares</text:p>
      <text:p text:style-name="P172">4.2.1 Ajuste del sobrecalentamiento</text:p>
      <text:p text:style-name="P172">Exercicis 4.2.1-1 y 2</text:p>
      <text:p text:style-name="P166"/>
      <text:p text:style-name="P168"/>
      <text:p text:style-name="P73">01, 04 i 05/12/23</text:p>
      <text:p text:style-name="P173">Període d'exàmens.</text:p>
      <text:p text:style-name="P173"/>
      <text:p text:style-name="P168"/>
      <text:p text:style-name="P64">D<text:span text:style-name="T21">illuns</text:span><text:tab/><text:span text:style-name="T41">11</text:span>/<text:span text:style-name="T23">12</text:span>/23</text:p>
      <text:p text:style-name="P125">Baixem al taller.</text:p>
      <text:p text:style-name="P125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25"/>
      <text:p text:style-name="P65"/>
      <text:p text:style-name="P65">D<text:span text:style-name="T21">imarts</text:span><text:tab/><text:span text:style-name="T42">12</text:span>/<text:span text:style-name="T23">12</text:span>/23</text:p>
      <text:p text:style-name="P146"><text:a xlink:type="simple" xlink:href="https://paulinoposada.github.io/web_fred/apunts/unitat_2/fred_apunts_ud2_2_gs.pdf">Unitat 2.2</text:a><text:span text:style-name="T37"> </text:span></text:p>
      <text:p text:style-name="P169">Comentem <text:span text:style-name="T42">apartats</text:span></text:p>
      <text:p text:style-name="P175">4.2.2 Montaje y posición del bulbo de la válvula termostática.</text:p>
      <text:p text:style-name="P175">4.2.3 Válvula termostática con igualación externa de presión.</text:p>
      <text:p text:style-name="P175">4.2.4 Válvula termostática con limitación de presión (MOP).</text:p>
      <text:p text:style-name="P175">4.2.5 Selección de la válvula termostática.</text:p>
      <text:p text:style-name="P175"/>
      <text:p text:style-name="P175"/>
      <text:p text:style-name="P66">D<text:span text:style-name="T21">imecres</text:span><text:tab/><text:span text:style-name="T42">13</text:span>/<text:span text:style-name="T23">12</text:span>/23</text:p>
      <text:p text:style-name="P147"><text:a xlink:type="simple" xlink:href="https://paulinoposada.github.io/web_fred/apunts/unitat_2/fred_apunts_ud2_2_gs.pdf">Unitat 2.2</text:a><text:span text:style-name="T37"> </text:span></text:p>
      <text:p text:style-name="P170">Comentem <text:span text:style-name="T42">apartats</text:span></text:p>
      <text:p text:style-name="P176">4.2.<text:span text:style-name="T43">5</text:span> <text:span text:style-name="T43">Selección</text:span> de la válvula termostática.</text:p>
      <text:p text:style-name="P178">Ejemplo 4.2.5-1</text:p>
      <text:p text:style-name="P176"/>
      <text:p text:style-name="P169"/>
      <text:p text:style-name="P67">D<text:span text:style-name="T21">ijous</text:span><text:tab/><text:tab/><text:span text:style-name="T42">14</text:span>/<text:span text:style-name="T23">12</text:span>/23</text:p>
      <text:p text:style-name="P148"><text:a xlink:type="simple" xlink:href="https://paulinoposada.github.io/web_fred/apunts/unitat_2/fred_apunts_ud2_2_gs.pdf">Unitat 2.2</text:a><text:span text:style-name="T37"> </text:span></text:p>
      <text:p text:style-name="P179">Repassem apartat <text:span text:style-name="T42">4.2.5 Selección de la válvula termostática.</text:span></text:p>
      <text:p text:style-name="P171">Comen<text:span text:style-name="T44">cem exercicis 5.</text:span></text:p>
      <text:p text:style-name="P179">Comentem exercicis 5.1 i 2.</text:p>
      <text:p text:style-name="P177"/>
      <text:p text:style-name="P174"/>
      <text:p text:style-name="P68">D<text:span text:style-name="T21">ivendres</text:span><text:tab/><text:tab/><text:span text:style-name="T42">15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80">Comentem exercicis 5.<text:span text:style-name="T45">3</text:span> <text:span text:style-name="T45">a</text:span> <text:span text:style-name="T45">7</text:span>.</text:p>
      <text:p text:style-name="P68"/>
      <text:p text:style-name="P212">D<text:span text:style-name="T21">illuns</text:span><text:tab/><text:tab/><text:span text:style-name="T42">18</text:span>/<text:span text:style-name="T23">12</text:span>/23</text:p>
      <text:p text:style-name="P149"><text:a xlink:type="simple" xlink:href="https://paulinoposada.github.io/web_fred/apunts/unitat_2/fred_apunts_ud2_2_gs.pdf">Unitat 2.2</text:a><text:span text:style-name="T37"> </text:span></text:p>
      <text:p text:style-name="P126">Baixem al taller.</text:p>
      <text:p text:style-name="P126">Co<text:span text:style-name="T41">ntinu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69"/>
      <text:p text:style-name="P69">D<text:span text:style-name="T21">imarts</text:span><text:tab/><text:tab/><text:span text:style-name="T42">19</text:span>/<text:span text:style-name="T23">12</text:span>/23</text:p>
      <text:p text:style-name="P182">Preparem examen recuperació electricitat.</text:p>
      <text:p text:style-name="P182"/>
      <text:p text:style-name="P182"/>
      <text:p text:style-name="P70">D<text:span text:style-name="T21">imecres</text:span><text:tab/><text:tab/><text:span text:style-name="T46">20</text:span>/<text:span text:style-name="T23">12</text:span>/23</text:p>
      <text:p text:style-name="P150"><text:a xlink:type="simple" xlink:href="https://paulinoposada.github.io/web_fred/apunts/unitat_2/fred_apunts_ud2_2_gs.pdf">Unitat 2.2</text:a><text:span text:style-name="T37"> </text:span></text:p>
      <text:p text:style-name="P181">Comentem exercicis 5.<text:span text:style-name="T46">8</text:span> <text:span text:style-name="T45">a</text:span> <text:span text:style-name="T46">13</text:span>.</text:p>
      <text:p text:style-name="P198"/>
      <text:p text:style-name="P72">************************************ <text:s text:c="2"/><text:span text:style-name="T48">2024 <text:s text:c="2"/></text:span>************************************</text:p>
      <text:p text:style-name="P72"/>
      <text:p text:style-name="P71">D<text:span text:style-name="T21">illuns</text:span><text:tab/><text:tab/><text:span text:style-name="T47">08</text:span>/<text:span text:style-name="T47">01</text:span>/2<text:span text:style-name="T47">4</text:span></text:p>
      <text:p text:style-name="P151"><text:a xlink:type="simple" xlink:href="https://paulinoposada.github.io/web_fred/apunts/unitat_2/fred_apunts_ud2_2_gs.pdf">Unitat 2.2</text:a><text:span text:style-name="T37"> </text:span></text:p>
      <text:p text:style-name="P127">Baixem al taller.</text:p>
      <text:p text:style-name="P127"><text:span text:style-name="T47">Terminem</text:span> <text:a xlink:type="simple" xlink:href="https://paulinoposada.github.io/web_fred/documents/practica_soldadura_forta.pdf">pràctica </text:a><text:a xlink:type="simple" xlink:href="https://paulinoposada.github.io/web_fred/documents/practica_soldadura_forta.pdf"><text:span text:style-name="T39">2</text:span></text:a>, soldadura <text:span text:style-name="T39">forta</text:span>.</text:p>
      <text:p text:style-name="P199"/>
      <text:p text:style-name="P200">D<text:span text:style-name="T21">imarts</text:span><text:tab/><text:tab/><text:span text:style-name="T47">09</text:span>/<text:span text:style-name="T47">01</text:span>/2<text:span text:style-name="T47">4</text:span></text:p>
      <text:p text:style-name="P152"><text:a xlink:type="simple" xlink:href="https://paulinoposada.github.io/web_fred/apunts/unitat_2/fred_apunts_ud2_2_gs.pdf">Unitat 2.2</text:a><text:span text:style-name="T37"> </text:span></text:p>
      <text:p text:style-name="P128"><text:span text:style-name="T48">Comentem els exercicis 5-14 a 18</text:span> </text:p>
      <text:p text:style-name="P128"/>
      <text:p text:style-name="P201">D<text:span text:style-name="T21">imecres</text:span><text:tab/><text:tab/><text:span text:style-name="T49">10</text:span>/<text:span text:style-name="T47">01</text:span>/2<text:span text:style-name="T47">4</text:span></text:p>
      <text:p text:style-name="P153"><text:a xlink:type="simple" xlink:href="https://paulinoposada.github.io/web_fred/apunts/unitat_2/fred_apunts_ud2_2_gs.pdf">Unitat 2.2</text:a><text:span text:style-name="T37"> </text:span></text:p>
      <text:p text:style-name="P129"><text:span text:style-name="T48">Comentem els exercicis 5-19 a </text:span><text:s/><text:span text:style-name="T49">21</text:span></text:p>
      <text:p text:style-name="P183">Comecem amb l'apartat 6, comentem vàlvules.</text:p>
      <text:p text:style-name="P183"/>
      <text:p text:style-name="P202">D<text:span text:style-name="T21">ijous</text:span><text:tab/><text:tab/><text:tab/><text:span text:style-name="T49">11</text:span>/<text:span text:style-name="T47">01</text:span>/2<text:span text:style-name="T47">4</text:span></text:p>
      <text:p text:style-name="P154"><text:a xlink:type="simple" xlink:href="https://paulinoposada.github.io/web_fred/apunts/unitat_2/fred_apunts_ud2_2_gs.pdf">Unitat 2.2</text:a><text:span text:style-name="T37"> </text:span></text:p>
      <text:p text:style-name="P184"><text:span text:style-name="T50">A</text:span>partat 6, comentem <text:span text:style-name="T50">fins reguladors de presió de condensació KVR</text:span>.</text:p>
      <text:p text:style-name="P184"/>
      <text:p text:style-name="P203">D<text:span text:style-name="T21">ivendres</text:span><text:tab/><text:tab/><text:span text:style-name="T49">12</text:span>/<text:span text:style-name="T47">01</text:span>/2<text:span text:style-name="T47">4</text:span></text:p>
      <text:p text:style-name="P155"><text:a xlink:type="simple" xlink:href="https://paulinoposada.github.io/web_fred/apunts/unitat_2/fred_apunts_ud2_2_gs.pdf">Unitat 2.2</text:a><text:span text:style-name="T37"> </text:span></text:p>
      <text:p text:style-name="P185"><text:span text:style-name="T50">A</text:span>partat 6, comentem <text:span text:style-name="T51">esquema pàg. 75</text:span>.</text:p>
      <text:p text:style-name="P186">Comentem filtres secadors, visors, recipients de líquid, separadors d'oli i antivibradors.</text:p>
      <text:p text:style-name="P186"/>
      <text:p text:style-name="P204">D<text:span text:style-name="T21">illuns</text:span><text:tab/><text:tab/><text:span text:style-name="T49">15</text:span>/<text:span text:style-name="T47">01</text:span>/2<text:span text:style-name="T47">4</text:span></text:p>
      <text:p text:style-name="P186">Comentem <text:a xlink:type="simple" xlink:href="https://paulinoposada.github.io/web_fred/documents/split_ix_instalacion.pdf"><text:span text:style-name="T52">instruccions d'instal·lació</text:span></text:a><text:span text:style-name="T52"> d'aire condicionat split.</text:span></text:p>
      <text:p text:style-name="P186"/>
      <text:p text:style-name="P204">D<text:span text:style-name="T21">imarts</text:span><text:tab/><text:tab/><text:span text:style-name="T49">16</text:span>/<text:span text:style-name="T47">01</text:span>/2<text:span text:style-name="T47">4</text:span></text:p>
      <text:p text:style-name="P188">Baixem al taller i desm<text:span text:style-name="T53">u</text:span>ntem un aire per identificar els components (compressor, vàlvula de 4 vies, capil·lars, tomes de conexió).</text:p>
      <text:p text:style-name="P186"/>
      <text:p text:style-name="P205">D<text:span text:style-name="T21">imecres</text:span><text:tab/><text:tab/><text:span text:style-name="T49">17</text:span>/<text:span text:style-name="T47">01</text:span>/2<text:span text:style-name="T47">4</text:span></text:p>
      <text:p text:style-name="P156"><text:a xlink:type="simple" xlink:href="https://paulinoposada.github.io/web_fred/apunts/unitat_2/fred_apunts_ud2_2_gs.pdf">Unitat 2.2</text:a><text:span text:style-name="T37"> </text:span></text:p>
      <text:p text:style-name="P189">Comentem exercici 7.1 fins càlcul evaporador.</text:p>
      <text:p text:style-name="P187"/>
      <text:p text:style-name="P206">D<text:span text:style-name="T21">ijous</text:span><text:tab/><text:tab/><text:span text:style-name="T49">18</text:span>/<text:span text:style-name="T47">01</text:span>/2<text:span text:style-name="T47">4</text:span></text:p>
      <text:p text:style-name="P157"><text:a xlink:type="simple" xlink:href="https://paulinoposada.github.io/web_fred/apunts/unitat_2/fred_apunts_ud2_2_gs.pdf">Unitat 2.2</text:a><text:span text:style-name="T37"> </text:span></text:p>
      <text:p text:style-name="P190">Comentem exercici 7.1 fins <text:span text:style-name="T54">selecció cos vàlvula i orifici</text:span>.</text:p>
      <text:p text:style-name="P214"><text:soft-page-break/>D<text:span text:style-name="T21">ivendres</text:span><text:tab/><text:tab/><text:span text:style-name="T49">19</text:span>/<text:span text:style-name="T47">01</text:span>/2<text:span text:style-name="T47">4</text:span></text:p>
      <text:p text:style-name="P215"><text:a xlink:type="simple" xlink:href="https://paulinoposada.github.io/web_fred/apunts/unitat_2/fred_apunts_ud2_2_gs.pdf">Unitat 2.2</text:a><text:span text:style-name="T37"> </text:span></text:p>
      <text:p text:style-name="P216">Comentem exercici 7.1 <text:span text:style-name="T54">selecció orifici VET i exercicis 7.2 i 7.3.</text:span></text:p>
      <text:p text:style-name="P2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21T21:52:06.127203660</dc:date>
    <meta:editing-duration>PT46M47S</meta:editing-duration>
    <meta:editing-cycles>74</meta:editing-cycles>
    <meta:document-statistic meta:table-count="0" meta:image-count="0" meta:object-count="2" meta:page-count="9" meta:paragraph-count="287" meta:word-count="1185" meta:character-count="8253" meta:non-whitespace-character-count="7292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